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svg:stroke-color="#808080" draw:fill-color="#cccccc" draw:textarea-horizontal-align="justify" draw:textarea-vertical-align="middle" draw:auto-grow-height="false" fo:min-height="3.85cm" fo:min-width="19.82cm"/>
    </style:style>
    <style:style style:name="gr3" style:family="graphic" style:parent-style-name="standard" style:list-style-name="L1">
      <style:graphic-properties svg:stroke-color="#808080" draw:fill-color="#cccccc" draw:textarea-horizontal-align="justify" draw:textarea-vertical-align="middle" draw:auto-grow-height="false" fo:min-height="3.814cm" fo:min-width="19.82cm"/>
    </style:style>
    <style:style style:name="gr4" style:family="graphic" style:parent-style-name="Default_5f_1" style:list-style-name="L1">
      <style:graphic-properties svg:stroke-color="#808080" draw:fill-color="#cccccc" draw:textarea-horizontal-align="justify" draw:textarea-vertical-align="middle" draw:auto-grow-height="false" fo:min-height="3.814cm" fo:min-width="22.36cm"/>
    </style:style>
    <style:style style:name="gr5" style:family="graphic" style:parent-style-name="Default_5f_1" style:list-style-name="L1">
      <style:graphic-properties svg:stroke-color="#808080" draw:fill-color="#cccccc" draw:textarea-horizontal-align="justify" draw:textarea-vertical-align="middle" draw:auto-grow-height="false" fo:min-height="10.164cm" fo:min-width="22.36cm"/>
    </style:style>
    <style:style style:name="pr1" style:family="presentation" style:parent-style-name="Default-subtitle">
      <style:graphic-properties draw:fill-color="#ffffff" fo:min-height="11.80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9.676cm"/>
    </style:style>
    <style:style style:name="pr6" style:family="presentation" style:parent-style-name="Default-subtitle">
      <style:graphic-properties draw:fill-color="#ffffff" fo:min-height="10.279cm"/>
    </style:style>
    <style:style style:name="co1" style:family="table-column">
      <style:table-column-properties style:column-width="5.04cm" style:use-optimal-column-width="false"/>
    </style:style>
    <style:style style:name="co2" style:family="table-column">
      <style:table-column-properties style:column-width="5.047cm" style:use-optimal-column-width="false"/>
    </style:style>
    <style:style style:name="co3" style:family="table-column">
      <style:table-column-properties style:column-width="5.349cm" style:use-optimal-column-width="false"/>
    </style:style>
    <style:style style:name="co4" style:family="table-column">
      <style:table-column-properties style:column-width="4.697cm" style:use-optimal-column-width="false"/>
    </style:style>
    <style:style style:name="co5" style:family="table-column">
      <style:table-column-properties style:column-width="3.937cm" style:use-optimal-column-width="false"/>
    </style:style>
    <style:style style:name="co6" style:family="table-column">
      <style:table-column-properties style:column-width="4.123cm" style:use-optimal-column-width="false"/>
    </style:style>
    <style:style style:name="ro1" style:family="table-row">
      <style:table-row-properties style:row-height="1.285cm"/>
    </style:style>
    <style:style style:name="ro2" style:family="table-row">
      <style:table-row-properties style:row-height="1.29cm"/>
    </style:style>
    <style:style style:name="ro3" style:family="table-row">
      <style:table-row-properties style:row-height="1.291cm"/>
    </style:style>
    <style:style style:name="ro4" style:family="table-row">
      <style:table-row-properties style:row-height="1.204cm"/>
    </style:style>
    <style:style style:name="ro5" style:family="table-row">
      <style:table-row-properties style:row-height="2.542cm"/>
    </style:style>
    <style:style style:name="ro6" style:family="table-row">
      <style:table-row-properties style:row-height="1.318cm"/>
    </style:style>
    <style:style style:name="ro7" style:family="table-row">
      <style:table-row-properties style:row-height="1.319cm"/>
    </style:style>
    <style:style style:name="ce1" style:family="table-cell">
      <loext:graphic-properties draw:fill="none"/>
      <style:paragraph-properties fo:text-align="center" fo:border="0.03pt solid #000000"/>
    </style:style>
    <style:style style:name="ce2" style:family="table-cell">
      <loext:graphic-properties draw:fill="none"/>
      <style:paragraph-properties fo:text-align="center" fo:border="0.03pt solid #000000"/>
      <style:text-properties fo:font-weight="bold" style:font-weight-asian="bold" style:font-weight-complex="bold"/>
    </style:style>
    <style:style style:name="ce3" style:family="table-cell">
      <loext:graphic-properties draw:fill="none" draw:fill-color="#e6e6e6"/>
      <style:paragraph-properties fo:text-align="center" fo:border="0.03pt solid #000000"/>
      <style:text-properties fo:font-size="18pt" fo:font-weight="bold" style:font-size-asian="18pt" style:font-weight-asian="bold" style:font-size-complex="18pt" style:font-weight-complex="bold"/>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text-properties fo:font-size="20pt"/>
    </style:style>
    <style:style style:name="P4" style:family="paragraph">
      <style:paragraph-properties fo:margin-left="0cm" fo:margin-right="0cm" fo:margin-top="0.5cm" fo:margin-bottom="0cm" fo:line-height="100%" fo:text-align="start" fo:text-indent="0cm"/>
    </style:style>
    <style:style style:name="P5" style:family="paragraph">
      <loext:graphic-properties draw:fill-color="#cccccc"/>
      <style:paragraph-properties fo:margin-left="0cm" fo:margin-right="0cm" fo:margin-top="0.5cm" fo:margin-bottom="0cm" fo:line-height="100%" fo:text-align="start" fo:text-indent="0cm"/>
      <style:text-properties fo:font-size="24pt" style:font-size-asian="24pt" style:font-size-complex="24pt"/>
    </style:style>
    <style:style style:name="P6" style:family="paragraph">
      <loext:graphic-properties draw:fill-color="#cccccc"/>
      <style:paragraph-properties fo:margin-left="0cm" fo:margin-right="0cm" fo:margin-top="0.5cm" fo:margin-bottom="0cm" fo:line-height="100%" fo:text-align="start" fo:text-indent="0cm"/>
      <style:text-properties fo:font-size="28pt" style:font-size-asian="28pt" style:font-size-complex="28pt"/>
    </style:style>
    <style:style style:name="P7" style:family="paragraph">
      <loext:graphic-properties draw:fill-color="#cccccc"/>
      <style:paragraph-properties fo:margin-left="0cm" fo:margin-right="0cm" fo:margin-top="0.5cm" fo:margin-bottom="0cm" fo:line-height="100%" fo:text-align="start" fo:text-indent="0cm"/>
      <style:text-properties fo:font-size="22pt" style:font-size-asian="22pt" style:font-size-complex="22pt"/>
    </style:style>
    <style:style style:name="P8" style:family="paragraph">
      <style:paragraph-properties fo:text-align="center"/>
    </style:style>
    <style:style style:name="P9" style:family="paragraph">
      <style:paragraph-properties fo:margin-top="0.5cm" fo:margin-bottom="0cm"/>
    </style:style>
    <style:style style:name="P10" style:family="paragraph">
      <loext:graphic-properties draw:fill-color="#ffffff"/>
      <style:text-properties fo:font-size="40pt" fo:font-weight="normal" style:font-size-asian="40pt" style:font-weight-asian="normal" style:font-size-complex="40pt" style:font-weight-complex="normal"/>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font-size="20pt"/>
    </style:style>
    <style:style style:name="T9" style:family="text">
      <style:text-properties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1.803cm" svg:x="1.4cm" svg:y="1.016cm" presentation:class="subtitle" presentation:user-transformed="true">
          <draw:text-box>
            <text:p><text:span text:style-name="T1">Authentication in PostgreSQL</text:span></text:p>
            <text:p><text:span text:style-name="T2">Michael Paquier – VMware</text:span></text:p>
            <text:p><text:span text:style-name="T2">2018/05/31, PGCon 2018</text:spa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The man</text:p>
          </draw:text-box>
        </draw:frame>
        <draw:frame presentation:style-name="pr4" draw:layer="layout" svg:width="25.199cm" svg:height="10.793cm" svg:x="1.4cm" svg:y="3.685cm" presentation:class="outline" presentation:user-transformed="true">
          <draw:text-box>
            <text:list text:style-name="L2">
              <text:list-item>
                <text:p>Michael Paquier.</text:p>
              </text:list-item>
              <text:list-item>
                <text:p>French, based in Tokyo.</text:p>
              </text:list-item>
              <text:list-item>
                <text:p>PostgreSQL contributor since 2009</text:p>
                <text:list>
                  <text:list-item>
                    <text:p>Some patches, some reviews and some bug fixes.</text:p>
                  </text:list-item>
                  <text:list-item>
                    <text:p>Blogging.</text:p>
                  </text:list-item>
                </text:list>
              </text:list-item>
              <text:list-item>
                <text:p>Working at VMware on PostgreSQL</text:p>
                <text:list>
                  <text:list-item>
                    <text:p>Packaging.</text:p>
                  </text:list-item>
                  <text:list-item>
                    <text:p>Integration.</text:p>
                  </text:list-item>
                  <text:list-item>
                    <text:p>Support.</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Authentication methods</text:p>
          </draw:text-box>
        </draw:frame>
        <draw:frame presentation:style-name="pr4" draw:layer="layout" svg:width="25.199cm" svg:height="11.047cm" svg:x="1.4cm" svg:y="3.685cm" presentation:class="outline" presentation:user-transformed="true">
          <draw:text-box>
            <text:list text:style-name="L2">
              <text:list-item>
                <text:p>Password</text:p>
                <text:list>
                  <text:list-item>
                    <text:p>Plain text</text:p>
                  </text:list-item>
                  <text:list-item>
                    <text:p>MD5</text:p>
                  </text:list-item>
                  <text:list-item>
                    <text:p>SCRAM-SHA-256</text:p>
                  </text:list-item>
                  <text:list-item>
                    <text:p>RADIUS, ldap, pam, BSD…</text:p>
                  </text:list-item>
                </text:list>
              </text:list-item>
              <text:list-item>
                <text:p>Certificates</text:p>
              </text:list-item>
              <text:list-item>
                <text:p>Kerberos, SSPI (Windows)</text:p>
              </text:list-item>
              <text:list-item>
                <text:p>peer</text:p>
              </text:list-item>
              <text:list-item>
                <text:p><text:span text:style-name="T3">https://www.postgresql.org/docs/current/static/auth-methods.html</text:span></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Code location</text:p>
          </draw:text-box>
        </draw:frame>
        <draw:frame presentation:style-name="pr4" draw:layer="layout" svg:width="25.199cm" svg:height="9.134cm" svg:x="1.4cm" svg:y="3.685cm" presentation:class="outline">
          <draw:text-box>
            <text:list text:style-name="L2">
              <text:list-item>
                <text:p>Backend, src/backend/libpq</text:p>
                <text:list>
                  <text:list-item>
                    <text:p text:style-name="P2">auth.c, auth-scram.c for authentication.</text:p>
                  </text:list-item>
                  <text:list-item>
                    <text:p text:style-name="P2">be-secure*.c for SSL.</text:p>
                  </text:list-item>
                  <text:list-item>
                    <text:p>hba.c for administration.</text:p>
                  </text:list-item>
                </text:list>
              </text:list-item>
              <text:list-item>
                <text:p>Frontend (libpq), src/interfaces/libpq:</text:p>
                <text:list>
                  <text:list-item>
                    <text:p text:style-name="P2">fe-auth.c, fe-auth-scram.c for authentication.</text:p>
                  </text:list-item>
                  <text:list-item>
                    <text:p text:style-name="P2">fe-secure*.c for SSL.</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pg_hba.conf</text:p>
          </draw:text-box>
        </draw:frame>
        <draw:frame presentation:style-name="pr4" draw:layer="layout" svg:width="25.199cm" svg:height="11.047cm" svg:x="1.4cm" svg:y="3.685cm" presentation:class="outline" presentation:user-transformed="true">
          <draw:text-box>
            <text:list text:style-name="L2">
              <text:list-item>
                <text:p>Administration policy with filter sets</text:p>
                <text:list>
                  <text:list-item>
                    <text:p>User</text:p>
                  </text:list-item>
                  <text:list-item>
                    <text:p>Database</text:p>
                  </text:list-item>
                  <text:list-item>
                    <text:p>Host</text:p>
                  </text:list-item>
                  <text:list-item>
                    <text:p>Type</text:p>
                  </text:list-item>
                </text:list>
              </text:list-item>
              <text:list-item>
                <text:p>Controls authentication and connection policies.</text:p>
              </text:list-item>
              <text:list-item>
                <text:p>Order-dependent:</text:p>
                <text:list>
                  <text:list-item>
                    <text:p>First match wins.</text:p>
                  </text:list-item>
                  <text:list-item>
                    <text:p>Place the most specific first.</text:p>
                  </text:list-item>
                </text:list>
              </text:list-item>
              <text:list-item>
                <text:p>Also listen_addresses!</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pg_ident.conf</text:p>
          </draw:text-box>
        </draw:frame>
        <draw:frame presentation:style-name="pr4" draw:layer="layout" svg:width="25.199cm" svg:height="10.285cm" svg:x="1.4cm" svg:y="3.685cm" presentation:class="outline" presentation:user-transformed="true">
          <draw:text-box>
            <text:list text:style-name="L2">
              <text:list-item>
                <text:p>User name mapping</text:p>
                <text:list>
                  <text:list-item>
                    <text:p>Map name</text:p>
                  </text:list-item>
                  <text:list-item>
                    <text:p>OS user</text:p>
                  </text:list-item>
                  <text:list-item>
                    <text:p>Database user</text:p>
                  </text:list-item>
                </text:list>
              </text:list-item>
              <text:list-item>
                <text:p>Useful for GSSAPI, peer.</text:p>
              </text:list-item>
              <text:list-item>
                <text:p>regex support</text:p>
              </text:list-item>
              <text:list-item>
                <text:p>Additional field map=hoge in pg_hba.conf</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pg_service.conf</text:p>
          </draw:text-box>
        </draw:frame>
        <draw:frame presentation:style-name="pr4" draw:layer="layout" svg:width="25.199cm" svg:height="11.047cm" svg:x="1.4cm" svg:y="3.685cm" presentation:class="outline" presentation:user-transformed="true">
          <draw:text-box>
            <text:list text:style-name="L2">
              <text:list-item>
                <text:p>Centralize connection parameters for clients.</text:p>
              </text:list-item>
              <text:list-item>
                <text:p>PGSERVICEFILE, and *no* connection parameters</text:p>
              </text:list-item>
              <text:list-item>
                <text:p>Say a local service connecting to Postgres</text:p>
              </text:list-item>
              <text:list-item>
                <text:p>Connection parameter “service=archiver” or PGSERVICE</text:p>
                <text:p/>
                <text:list>
                  <text:list-header>
                    <text:p/>
                    <text:p/>
                    <text:p/>
                  </text:list-header>
                </text:list>
              </text:list-item>
              <text:list-item>
                <text:p>Use with pg_ident.conf!</text:p>
              </text:list-item>
            </text:list>
          </draw:text-box>
        </draw:frame>
        <draw:custom-shape draw:style-name="gr2" draw:text-style-name="P5" draw:layer="layout" svg:width="20.32cm" svg:height="4.1cm" svg:x="3.048cm" svg:y="8.89cm">
          <text:p text:style-name="P4"><text:span text:style-name="T2">[archiver]</text:span><text:span text:style-name="T2"><text:line-break/></text:span><text:span text:style-name="T2">host=$DB_HOST_OR_SOCKET_DIR</text:span><text:span text:style-name="T2"><text:line-break/></text:span><text:span text:style-name="T2">port=$DB_PORT</text:span><text:span text:style-name="T2"><text:line-break/></text:span><text:span text:style-name="T2">user=$DB_USER</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Trust method</text:p>
          </draw:text-box>
        </draw:frame>
        <draw:frame presentation:style-name="pr4" draw:layer="layout" svg:width="25.199cm" svg:height="9.134cm" svg:x="1.4cm" svg:y="3.685cm" presentation:class="outline">
          <draw:text-box>
            <text:list text:style-name="L2">
              <text:list-item>
                <text:p>No security at all.</text:p>
              </text:list-item>
              <text:list-item>
                <text:p>Simply allow connections to come any</text:p>
                <text:list>
                  <text:list-item>
                    <text:p>Anybody</text:p>
                  </text:list-item>
                  <text:list-item>
                    <text:p>Anywhere (can filter by IP)</text:p>
                  </text:list-item>
                </text:list>
              </text:list-item>
              <text:list-item>
                <text:p>Use cases</text:p>
                <text:list>
                  <text:list-item>
                    <text:p>Unix domain sockets (local) for debugging.</text:p>
                  </text:list-item>
                  <text:list-item>
                    <text:p>Personal laptop and development.</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Plain text</text:p>
          </draw:text-box>
        </draw:frame>
        <draw:frame presentation:style-name="pr4" draw:layer="layout" svg:width="25.199cm" svg:height="9.134cm" svg:x="1.4cm" svg:y="3.685cm" presentation:class="outline">
          <draw:text-box>
            <text:list text:style-name="L2">
              <text:list-item>
                <text:p>Password sent in clear text</text:p>
                <text:p/>
                <text:p/>
                <text:p/>
              </text:list-item>
              <text:list-item>
                <text:p>Use SSL!</text:p>
              </text:list-item>
              <text:list-item>
                <text:p>Weak to password sniffing, across network.</text:p>
              </text:list-item>
            </text:list>
          </draw:text-box>
        </draw:frame>
        <draw:custom-shape draw:style-name="gr3" draw:text-style-name="P6" draw:layer="layout" svg:width="20.32cm" svg:height="4.064cm" svg:x="3.048cm" svg:y="4.826cm">
          <text:p text:style-name="P4"><text:span text:style-name="T4">Server: Please send your password</text:span><text:span text:style-name="T4"><text:line-break/></text:span><text:span text:style-name="T4">Client: “hoge”</text:span></text:p>
          <text:p text:style-name="P2"><text:span text:style-name="T4">Server: OK, good to go</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MD5</text:p>
          </draw:text-box>
        </draw:frame>
        <draw:frame presentation:style-name="pr4" draw:layer="layout" svg:width="25.199cm" svg:height="11.684cm" svg:x="1.4cm" svg:y="2.794cm" presentation:class="outline" presentation:user-transformed="true">
          <draw:text-box>
            <text:list text:style-name="L2">
              <text:list-item>
                <text:p>Password hash sent:</text:p>
                <text:p/>
                <text:p/>
                <text:p/>
                <text:p/>
                <text:p/>
              </text:list-item>
              <text:list-item>
                <text:p>Again use SSL!</text:p>
              </text:list-item>
              <text:list-item>
                <text:p>Issues</text:p>
                <text:list>
                  <text:list-item>
                    <text:p>User rename</text:p>
                  </text:list-item>
                  <text:list-item>
                    <text:p>Bad and weak reputation (see community lists).</text:p>
                  </text:list-item>
                  <text:list-item>
                    <text:p>Contents of pg_authid</text:p>
                  </text:list-item>
                </text:list>
              </text:list-item>
            </text:list>
          </draw:text-box>
        </draw:frame>
        <draw:custom-shape draw:style-name="gr4" draw:text-style-name="P7" draw:layer="layout" svg:width="22.86cm" svg:height="4.064cm" svg:x="3.048cm" svg:y="4.526cm">
          <text:p text:style-name="P4"><text:span text:style-name="T3">Server: Here is a salt (4 random bytes),</text:span><text:span text:style-name="T3"><text:line-break/></text:span><text:span text:style-name="T3"> <text:s text:c="12"/>please compute md5(md5(password || username), salt)</text:span><text:span text:style-name="T3"><text:line-break/></text:span><text:span text:style-name="T3">Client: “ad22f1df5331cfa7603c67a2092c6159”</text:span><text:span text:style-name="T3"><text:line-break/></text:span><text:span text:style-name="T3">Server: OK, good to go</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Attacking MD5 hash</text:p>
          </draw:text-box>
        </draw:frame>
        <draw:frame presentation:style-name="pr4" draw:layer="layout" svg:width="25.199cm" svg:height="10.539cm" svg:x="1.4cm" svg:y="3.685cm" presentation:class="outline" presentation:user-transformed="true">
          <draw:text-box>
            <text:list text:style-name="L2">
              <text:list-item>
                <text:p>Guess attack</text:p>
                <text:list>
                  <text:list-item>
                    <text:p>Hash calculation is fast (Millions per second)</text:p>
                  </text:list-item>
                </text:list>
              </text:list-item>
              <text:list-item>
                <text:p>Replay attack</text:p>
                <text:list>
                  <text:list-item>
                    <text:p>Salt is 4 bytes</text:p>
                  </text:list-item>
                  <text:list-item>
                    <text:p>4-billion possibilities</text:p>
                  </text:list-item>
                </text:list>
              </text:list-item>
              <text:list-item>
                <text:p>Pass-the-hash</text:p>
                <text:list>
                  <text:list-item>
                    <text:p>Connection possible just by knowing the stored hash.</text:p>
                  </text:list-item>
                  <text:list-item>
                    <text:p>Old backups lying around?</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draw:text-box>
            <text:p>SCRAM-SHA-256</text:p>
          </draw:text-box>
        </draw:frame>
        <draw:frame presentation:style-name="pr4" draw:layer="layout" svg:width="25.199cm" svg:height="9.134cm" svg:x="1.4cm" svg:y="3.257cm" presentation:class="outline" presentation:user-transformed="true">
          <draw:text-box>
            <text:list text:style-name="L2">
              <text:list-item>
                <text:p>Challenge-based exchange, added in v10.</text:p>
              </text:list-item>
            </text:list>
          </draw:text-box>
        </draw:frame>
        <draw:custom-shape draw:style-name="gr5" draw:text-style-name="P7" draw:layer="layout" svg:width="22.86cm" svg:height="10.414cm" svg:x="2.448cm" svg:y="4.472cm">
          <text:p text:style-name="P4"><text:span text:style-name="T3">Client: Here is a random nonce (18 bytes)</text:span><text:span text:style-name="T3"><text:line-break/></text:span><text:span text:style-name="T3"> <text:s/>r=ReZeIvordKIQsS5/uybHrLKa</text:span></text:p>
          <text:p text:style-name="P4"><text:span text:style-name="T3">Server: Here is my random nonce, salt and iteration count</text:span><text:span text:style-name="T3"><text:line-break/></text:span><text:span text:style-name="T3"> <text:s/>r=ReZeIvordKIQsS5/uybHrLKaJ4YZ83N/PitA0fx0eEmj1Gro,</text:span><text:span text:style-name="T3"><text:line-break/></text:span><text:span text:style-name="T3"> <text:s/>s=aqgRYGF+L5LUrYpej98rgA==,</text:span><text:span text:style-name="T3"><text:line-break/></text:span><text:span text:style-name="T3"> <text:s/>i=4096</text:span></text:p>
          <text:p text:style-name="P4"><text:span text:style-name="T3">Client: Proof that I know the password.</text:span><text:span text:style-name="T3"><text:line-break/></text:span><text:span text:style-name="T3"> <text:s/>p=O/BAMj7s/fbE5UvMKfhXRmObj/s2hlD23sMqUIlIsxk=</text:span></text:p>
          <text:p text:style-name="P4"><text:span text:style-name="T3">Server: Proof that I also know the password.</text:span><text:span text:style-name="T3"><text:line-break/></text:span><text:span text:style-name="T3"> <text:s/>v=JyGOhjHVCnLjCbJuC/XTICPPQFQ2fGk8+sCbSq2g+5I=</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SCRAM security</text:p>
          </draw:text-box>
        </draw:frame>
        <draw:frame presentation:style-name="pr4" draw:layer="layout" svg:width="25.199cm" svg:height="10.539cm" svg:x="1.4cm" svg:y="3.685cm" presentation:class="outline" presentation:user-transformed="true">
          <draw:text-box>
            <text:list text:style-name="L2">
              <text:list-item>
                <text:p>Replay attacks =&gt; longer nonces</text:p>
              </text:list-item>
              <text:list-item>
                <text:p>Hash stored in pg_authid cannot be used directly.</text:p>
              </text:list-item>
              <text:list-item>
                <text:p>Dictionary attacks</text:p>
                <text:list>
                  <text:list-item>
                    <text:p>Iteration count can be used as parameter</text:p>
                  </text:list-item>
                  <text:list-item>
                    <text:p>Computation of connection proof is costly (cost at connection startup)</text:p>
                  </text:list-item>
                </text:list>
              </text:list-item>
              <text:list-item>
                <text:p>Still use SSL.</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Client/server and HBA entries</text:p>
          </draw:text-box>
        </draw:frame>
        <draw:frame presentation:style-name="pr4" draw:layer="layout" svg:width="25.199cm" svg:height="9.134cm" svg:x="1.4cm" svg:y="3.685cm" presentation:class="outline">
          <draw:text-box>
            <text:list text:style-name="L2">
              <text:list-item>
                <text:p>With password, md5 and scram-sha-256…</text:p>
                <text:p/>
                <text:p/>
                <text:p/>
                <text:p/>
              </text:list-item>
              <text:list-item>
                <text:p>[1]: Plain text is used, hash generated server-side.</text:p>
              </text:list-item>
              <text:list-item>
                <text:p>[2]: SCRAM is used.</text:p>
              </text:list-item>
            </text:list>
          </draw:text-box>
        </draw:frame>
        <draw:frame draw:style-name="standard" draw:layer="layout" svg:width="20.166cm" svg:height="5.155cm" svg:x="3.495cm" svg:y="5.004cm">
          <table:table table:template-name="default" table:use-first-row-styles="true">
            <table:table-column table:style-name="co1"/>
            <table:table-column table:style-name="co1"/>
            <table:table-column table:style-name="co1"/>
            <table:table-column table:style-name="co2"/>
            <table:table-row table:style-name="ro1" table:default-cell-style-name="ce1">
              <table:table-cell/>
              <table:table-cell table:number-columns-spanned="3">
                <text:p text:style-name="P8">hba configuration</text:p>
              </table:table-cell>
              <table:covered-table-cell/>
              <table:covered-table-cell/>
            </table:table-row>
            <table:table-row table:style-name="ro2" table:default-cell-style-name="ce2">
              <table:table-cell>
                <text:p text:style-name="P8"><text:span text:style-name="T1">Verifier type</text:span></text:p>
              </table:table-cell>
              <table:table-cell>
                <text:p text:style-name="P8"><text:span text:style-name="T1">password</text:span></text:p>
              </table:table-cell>
              <table:table-cell>
                <text:p text:style-name="P8"><text:span text:style-name="T1">md5</text:span></text:p>
              </table:table-cell>
              <table:table-cell table:style-name="ce3">
                <text:p text:style-name="P8"><text:span text:style-name="T5">scram-sha-256</text:span></text:p>
              </table:table-cell>
            </table:table-row>
            <table:table-row table:style-name="ro2" table:default-cell-style-name="ce1">
              <table:table-cell>
                <text:p text:style-name="P8">MD5</text:p>
              </table:table-cell>
              <table:table-cell>
                <text:p text:style-name="P8">O [1]</text:p>
              </table:table-cell>
              <table:table-cell>
                <text:p text:style-name="P8">O</text:p>
              </table:table-cell>
              <table:table-cell>
                <text:p text:style-name="P8">X</text:p>
              </table:table-cell>
            </table:table-row>
            <table:table-row table:style-name="ro3" table:default-cell-style-name="ce1">
              <table:table-cell>
                <text:p text:style-name="P8">SCRAM</text:p>
              </table:table-cell>
              <table:table-cell>
                <text:p text:style-name="P8">O [1]</text:p>
              </table:table-cell>
              <table:table-cell>
                <text:p text:style-name="P8">O [2]</text:p>
              </table:table-cell>
              <table:table-cell>
                <text:p text:style-name="P8">O</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CRAM Channel binding</text:p>
          </draw:text-box>
        </draw:frame>
        <draw:frame presentation:style-name="pr4" draw:layer="layout" svg:width="25.199cm" svg:height="9.134cm" svg:x="1.4cm" svg:y="3.685cm" presentation:class="outline" presentation:user-transformed="true">
          <draw:text-box>
            <text:list text:style-name="L2">
              <text:list-item>
                <text:p>MITM prevention, by “binding” FE/BE</text:p>
              </text:list-item>
              <text:list-item>
                <text:p>RFC 5929: https://tools.ietf.org/html/rfc5929</text:p>
              </text:list-item>
              <text:list-item>
                <text:p>Ensure that the point where a connection is done is still the same.</text:p>
              </text:list-item>
              <text:list-item>
                <text:p>Channel types:</text:p>
                <text:list>
                  <text:list-item>
                    <text:p>unique: a specific connection is sure to be used.</text:p>
                  </text:list-item>
                  <text:list-item>
                    <text:p>endpoint: the endpoints are the same.</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presentation:user-transformed="true">
          <draw:text-box>
            <text:p>Channel binding for Postgres</text:p>
          </draw:text-box>
        </draw:frame>
        <draw:frame presentation:style-name="pr4" draw:layer="layout" svg:width="25.199cm" svg:height="10.539cm" svg:x="1.4cm" svg:y="3.685cm" presentation:class="outline" presentation:user-transformed="true">
          <draw:text-box>
            <text:list text:style-name="L2">
              <text:list-item>
                <text:p>Added in Postgres 11.</text:p>
              </text:list-item>
              <text:list-item>
                <text:p>Two channel types</text:p>
                <text:list>
                  <text:list-item>
                    <text:p>tls-unique, ensure that using a hash of the TLS end message.</text:p>
                  </text:list-item>
                  <text:list-item>
                    <text:p>tls-server-end-point, using a hash of server certificate (useful for JDBC).</text:p>
                  </text:list-item>
                </text:list>
              </text:list-item>
              <text:list-item>
                <text:p>OpenSSL, gnuTLS have support.</text:p>
              </text:list-item>
              <text:list-item>
                <text:p>Macos and Windows not directly.</text:p>
              </text:list-item>
              <text:list-item>
                <text:p>Connection parameter scram_channel_binding</text:p>
                <text:list>
                  <text:list-item>
                    <text:p>Default is “tls-unique”</text:p>
                  </text:list-item>
                  <text:list-item>
                    <text:p>Empty value disables channel binding.</text:p>
                  </text:list-item>
                  <text:list-item>
                    <text:p>Choice left to the client, server advertises it.</text:p>
                  </text:list-item>
                </text:list>
              </text:list-item>
              <text:list-item>
                <text:p>Protocol changes needed again in drivers!</text:p>
              </text:list-item>
            </text:list>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draw:text-box>
              <text:p><text:a xlink:href="https://en.wikipedia.org/wiki/Certificate_authority#CA_compromise" xlink:type="simple">https://en.wikipedia.org/wiki/Certificate_authority#CA_compromise</text:a></text:p>
              <text:p/>
              <text:p>Helps when CA is compromised, so some CA data is for example added in the proof on top of the password proof so as the connection does not only rely on the system signature.</text:p>
            </draw:text-box>
          </draw:frame>
        </presentation:notes>
      </draw:page>
      <draw:page draw:name="page17" draw:style-name="dp1" draw:master-page-name="Default" presentation:presentation-page-layout-name="AL2T1">
        <draw:frame presentation:style-name="pr3" draw:layer="layout" svg:width="25.199cm" svg:height="2.629cm" svg:x="1.4cm" svg:y="0.628cm" presentation:class="title">
          <draw:text-box>
            <text:p>Driver support</text:p>
          </draw:text-box>
        </draw:frame>
        <draw:frame presentation:style-name="pr4" draw:layer="layout" svg:width="25.199cm" svg:height="10.031cm" svg:x="1.4cm" svg:y="3.685cm" presentation:class="outline" presentation:user-transformed="true">
          <draw:text-box>
            <text:list text:style-name="L2">
              <text:list-item>
                <text:p>Be careful with authentication choice and the client interface used!</text:p>
              </text:list-item>
              <text:list-item>
                <text:p>JDBC, npgsql with SCRAM (+ channel binding!)</text:p>
              </text:list-item>
              <text:list-item>
                <text:p>Things linking with libpq:</text:p>
                <text:list>
                  <text:list-item>
                    <text:p>ODBC</text:p>
                  </text:list-item>
                  <text:list-item>
                    <text:p>psycopg2, etc.</text:p>
                  </text:list-item>
                </text:list>
              </text:list-item>
              <text:list-item>
                <text:p>Gets complicated with large product integration.</text:p>
              </text:list-item>
              <text:list-item>
                <text:p>https://wiki.postgresql.org/wiki/List_of_drivers</text:p>
              </text:list-item>
            </text:list>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8cm" presentation:class="title">
          <draw:text-box>
            <text:p>Peer</text:p>
          </draw:text-box>
        </draw:frame>
        <draw:frame presentation:style-name="pr4" draw:layer="layout" svg:width="25.199cm" svg:height="10.793cm" svg:x="1.4cm" svg:y="3.685cm" presentation:class="outline" presentation:user-transformed="true">
          <draw:text-box>
            <text:list text:style-name="L2">
              <text:list-item>
                <text:p>Unix socket connections (local)</text:p>
                <text:list>
                  <text:list-item>
                    <text:p>No Windows here.</text:p>
                  </text:list-item>
                </text:list>
              </text:list-item>
              <text:list-item>
                <text:p>Relies on kernel call getpeereid()</text:p>
              </text:list-item>
              <text:list-item>
                <text:p>Use with pg_ident.conf and static service files.</text:p>
                <text:list>
                  <text:list-item>
                    <text:p>Local WAL archiver.</text:p>
                  </text:list-item>
                  <text:list-item>
                    <text:p>Cron diagnostic tool (or background worker).</text:p>
                  </text:list-item>
                  <text:list-item>
                    <text:p>No need for superuser!</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2.629cm" svg:x="1.4cm" svg:y="0.628cm" presentation:class="title">
          <draw:text-box>
            <text:p>LDAP<text:tab/></text:p>
          </draw:text-box>
        </draw:frame>
        <draw:frame presentation:style-name="pr4" draw:layer="layout" svg:width="25.199cm" svg:height="10.793cm" svg:x="1.4cm" svg:y="3.685cm" presentation:class="outline" presentation:user-transformed="true">
          <draw:text-box>
            <text:list text:style-name="L2">
              <text:list-item>
                <text:p>Server-side implementation</text:p>
              </text:list-item>
              <text:list-item>
                <text:p>Useful for large organizations</text:p>
              </text:list-item>
              <text:list-item>
                <text:p>Cleartext password seen from client</text:p>
              </text:list-item>
              <text:list-item>
                <text:p>Format supported</text:p>
                <text:list>
                  <text:list-item>
                    <text:p>prefix+suffix, or simple bind</text:p>
                  </text:list-item>
                  <text:list-item>
                    <text:p>search+bind</text:p>
                  </text:list-item>
                </text:list>
              </text:list-item>
              <text:list-item>
                <text:p>Use SSL: ldaptls=1 and hostssl</text:p>
              </text:list-item>
              <text:list-item>
                <text:p>Password policies with ppolicy</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8cm" presentation:class="title">
          <draw:text-box>
            <text:p>LDAP, new as of v11</text:p>
          </draw:text-box>
        </draw:frame>
        <draw:frame presentation:style-name="pr4" draw:layer="layout" svg:width="25.199cm" svg:height="9.134cm" svg:x="1.4cm" svg:y="3.685cm" presentation:class="outline">
          <draw:text-box>
            <text:list text:style-name="L2">
              <text:list-item>
                <text:p text:style-name="P9">Addition of LDAPS</text:p>
                <text:list>
                  <text:list-item>
                    <text:p>LDAP + StartTLS is standard</text:p>
                  </text:list-item>
                  <text:list-item>
                    <text:p>New parameter ldapscheme</text:p>
                  </text:list-item>
                </text:list>
              </text:list-item>
              <text:list-item>
                <text:p>ldapsearchfilter</text:p>
                <text:list>
                  <text:list-item>
                    <text:p>More flexible than ldapsearchattribute</text:p>
                  </text:list-item>
                  <text:list-item>
                    <text:p>ldapsearchfilter="(|(uid=$username)(mail=$username))"</text:p>
                  </text:list-item>
                  <text:list-item>
                    <text:p>$username as magic value</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GSS/SSPI</text:p>
          </draw:text-box>
        </draw:frame>
        <draw:frame presentation:style-name="pr4" draw:layer="layout" svg:width="25.199cm" svg:height="11.301cm" svg:x="1.4cm" svg:y="3.085cm" presentation:class="outline" presentation:user-transformed="true">
          <draw:text-box>
            <text:list text:style-name="L2">
              <text:list-item>
                <text:p text:style-name="P2">Uses Kerberos.</text:p>
                <text:list>
                  <text:list-item>
                    <text:p text:style-name="P2">Active directory available</text:p>
                  </text:list-item>
                  <text:list-item>
                    <text:p text:style-name="P2">No password prompt.</text:p>
                  </text:list-item>
                </text:list>
              </text:list-item>
              <text:list-item>
                <text:p text:style-name="P2">User mapping with pg_ident.conf.</text:p>
              </text:list-item>
              <text:list-item>
                <text:p text:style-name="P2">Again use SSL!</text:p>
              </text:list-item>
              <text:list-item>
                <text:p text:style-name="P2">No support for GSSAPI encryption</text:p>
                <text:list>
                  <text:list-item>
                    <text:p text:style-name="P2">Patch submitted for v10, not merged.</text:p>
                  </text:list-item>
                  <text:list-item>
                    <text:p text:style-name="P2">Requires low-level surgery for message exchange.</text:p>
                  </text:list-item>
                  <text:list-item>
                    <text:p text:style-name="P2">Requires equivalent of sslmode.</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2.629cm" svg:x="1.4cm" svg:y="0.628cm" presentation:class="title">
          <draw:text-box>
            <text:p>Certificates</text:p>
          </draw:text-box>
        </draw:frame>
        <draw:frame presentation:style-name="pr4" draw:layer="layout" svg:width="25.199cm" svg:height="10.539cm" svg:x="1.4cm" svg:y="3.685cm" presentation:class="outline" presentation:user-transformed="true">
          <draw:text-box>
            <text:list text:style-name="L2">
              <text:list-item>
                <text:p>No password prompt.</text:p>
              </text:list-item>
              <text:list-item>
                <text:p>CN field checked for match with database user.</text:p>
              </text:list-item>
              <text:list-item>
                <text:p>User mapping in pg_ident.conf.</text:p>
              </text:list-item>
              <text:list-item>
                <text:p>Only over SSL.</text:p>
              </text:list-item>
              <text:list-item>
                <text:p>Client needs to use trusted certificate.</text:p>
              </text:list-item>
              <text:list-item>
                <text:p>Documentation improvements in v11 (see 815f84aa)</text:p>
              </text:list-item>
              <text:list-item>
                <text:p>Use v3_ca for intermediate certificates </text:p>
                <text:p/>
              </text:list-item>
            </text:list>
          </draw:text-box>
        </draw:frame>
        <presentation:notes draw:style-name="dp2">
          <draw:page-thumbnail draw:style-name="gr1"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2.629cm" svg:x="1.4cm" svg:y="0.628cm" presentation:class="title">
          <draw:text-box>
            <text:p>Superusers</text:p>
          </draw:text-box>
        </draw:frame>
        <draw:frame presentation:style-name="pr4" draw:layer="layout" svg:width="25.199cm" svg:height="9.134cm" svg:x="1.4cm" svg:y="3.685cm" presentation:class="outline">
          <draw:text-box>
            <text:list text:style-name="L2">
              <text:list-item>
                <text:p>Never use them, except if you really can’t.</text:p>
              </text:list-item>
              <text:list-item>
                <text:p>System function ACLs!</text:p>
                <text:list>
                  <text:list-item>
                    <text:p>Grant execution and access to specific users</text:p>
                  </text:list-item>
                  <text:list-item>
                    <text:p>pg_rewind not requiring superuser</text:p>
                  </text:list-item>
                  <text:list-item>
                    <text:p>System roles at the rescue</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2.629cm" svg:x="1.4cm" svg:y="0.628cm" presentation:class="title">
          <draw:text-box>
            <text:p>Some extras</text:p>
          </draw:text-box>
        </draw:frame>
        <draw:frame presentation:style-name="pr4" draw:layer="layout" svg:width="25.199cm" svg:height="10.285cm" svg:x="1.4cm" svg:y="3.885cm" presentation:class="outline" presentation:user-transformed="true">
          <draw:text-box>
            <text:list text:style-name="L2">
              <text:list-item>
                <text:p>PAM</text:p>
                <text:list>
                  <text:list-item>
                    <text:p>password for the client.</text:p>
                  </text:list-item>
                  <text:list-item>
                    <text:p>SSL, again!</text:p>
                  </text:list-item>
                  <text:list-item>
                    <text:p>PAM through LDAP with pam_ldap.</text:p>
                  </text:list-item>
                </text:list>
              </text:list-item>
              <text:list-item>
                <text:p>BSD</text:p>
                <text:list>
                  <text:list-item>
                    <text:p>password for the client.</text:p>
                  </text:list-item>
                  <text:list-item>
                    <text:p>Added in 9.6.</text:p>
                  </text:list-item>
                  <text:list-item>
                    <text:p>OpenBSD only.</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2.629cm" svg:x="1.4cm" svg:y="0.628cm" presentation:class="title">
          <draw:text-box>
            <text:p>SSL negotiation</text:p>
          </draw:text-box>
        </draw:frame>
        <draw:frame presentation:style-name="pr4" draw:layer="layout" svg:width="25.199cm" svg:height="9.134cm" svg:x="1.4cm" svg:y="3.685cm" presentation:class="outline" presentation:user-transformed="true">
          <draw:text-box>
            <text:list text:style-name="L2">
              <text:list-item>
                <text:p>Server sends options.</text:p>
              </text:list-item>
              <text:list-item>
                <text:p>Client decides.</text:p>
              </text:list-item>
              <text:list-item>
                <text:p>Controlled by:</text:p>
                <text:list>
                  <text:list-item>
                    <text:p>sslmode, connection parameter</text:p>
                  </text:list-item>
                  <text:list-item>
                    <text:p>PGSSLMODE, environment variable</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2.629cm" svg:x="1.4cm" svg:y="0.628cm" presentation:class="title">
          <draw:text-box>
            <text:p>Security with sslmode</text:p>
          </draw:text-box>
        </draw:frame>
        <draw:frame draw:style-name="standard" draw:layer="layout" svg:width="23.145cm" svg:height="11.658cm" svg:x="2.369cm" svg:y="2.836cm">
          <table:table table:template-name="default" table:use-first-row-styles="true">
            <table:table-column table:style-name="co1"/>
            <table:table-column table:style-name="co3"/>
            <table:table-column table:style-name="co4"/>
            <table:table-column table:style-name="co5"/>
            <table:table-column table:style-name="co6"/>
            <table:table-row table:style-name="ro4" table:default-cell-style-name="ce1">
              <table:table-cell>
                <text:p text:style-name="P8"><text:span text:style-name="T6">Modes</text:span></text:p>
              </table:table-cell>
              <table:table-cell table:number-columns-spanned="2">
                <text:p text:style-name="P8"><text:span text:style-name="T6">Protection</text:span></text:p>
              </table:table-cell>
              <table:covered-table-cell/>
              <table:table-cell table:number-columns-spanned="2">
                <text:p text:style-name="P8"><text:span text:style-name="T6">Server-side SSL</text:span></text:p>
              </table:table-cell>
              <table:covered-table-cell/>
            </table:table-row>
            <table:table-row table:style-name="ro5" table:default-cell-style-name="ce2">
              <table:table-cell>
                <text:p text:style-name="P8"><text:span text:style-name="T7">Verifier type</text:span></text:p>
              </table:table-cell>
              <table:table-cell>
                <text:p text:style-name="P8"><text:span text:style-name="T7">Eavesdropping</text:span></text:p>
              </table:table-cell>
              <table:table-cell>
                <text:p text:style-name="P8"><text:span text:style-name="T7">MITM</text:span></text:p>
              </table:table-cell>
              <table:table-cell>
                <text:p text:style-name="P8"><text:span text:style-name="T7">Disabled</text:span></text:p>
              </table:table-cell>
              <table:table-cell>
                <text:p text:style-name="P8"><text:span text:style-name="T7">Required</text:span></text:p>
              </table:table-cell>
            </table:table-row>
            <table:table-row table:style-name="ro6" table:default-cell-style-name="ce1">
              <table:table-cell>
                <text:p text:style-name="P8"><text:span text:style-name="T6">disable</text:span></text:p>
              </table:table-cell>
              <table:table-cell>
                <text:p text:style-name="P8"><text:span text:style-name="T6">X</text:span></text:p>
              </table:table-cell>
              <table:table-cell>
                <text:p text:style-name="P8"><text:span text:style-name="T6">X</text:span></text:p>
              </table:table-cell>
              <table:table-cell>
                <text:p text:style-name="P8"><text:span text:style-name="T6">O</text:span></text:p>
              </table:table-cell>
              <table:table-cell>
                <text:p text:style-name="P8"><text:span text:style-name="T6">X</text:span></text:p>
              </table:table-cell>
            </table:table-row>
            <table:table-row table:style-name="ro7" table:default-cell-style-name="ce1">
              <table:table-cell>
                <text:p text:style-name="P8"><text:span text:style-name="T6">allow</text:span></text:p>
              </table:table-cell>
              <table:table-cell>
                <text:p text:style-name="P8"><text:span text:style-name="T6">X</text:span></text:p>
              </table:table-cell>
              <table:table-cell>
                <text:p text:style-name="P8"><text:span text:style-name="T6">X</text:span></text:p>
              </table:table-cell>
              <table:table-cell>
                <text:p text:style-name="P8"><text:span text:style-name="T6">O</text:span></text:p>
              </table:table-cell>
              <table:table-cell>
                <text:p text:style-name="P8"><text:span text:style-name="T6">O</text:span></text:p>
              </table:table-cell>
            </table:table-row>
            <table:table-row table:style-name="ro7" table:default-cell-style-name="ce1">
              <table:table-cell>
                <text:p text:style-name="P8"><text:span text:style-name="T6">prefer (default!)</text:span></text:p>
              </table:table-cell>
              <table:table-cell>
                <text:p text:style-name="P8"><text:span text:style-name="T6">X</text:span></text:p>
              </table:table-cell>
              <table:table-cell>
                <text:p text:style-name="P8"><text:span text:style-name="T6">X</text:span></text:p>
              </table:table-cell>
              <table:table-cell>
                <text:p text:style-name="P8"><text:span text:style-name="T6">O</text:span></text:p>
              </table:table-cell>
              <table:table-cell>
                <text:p text:style-name="P8"><text:span text:style-name="T6">O</text:span></text:p>
              </table:table-cell>
            </table:table-row>
            <table:table-row table:style-name="ro7" table:default-cell-style-name="ce1">
              <table:table-cell>
                <text:p text:style-name="P8"><text:span text:style-name="T6">require</text:span></text:p>
              </table:table-cell>
              <table:table-cell>
                <text:p text:style-name="P8"><text:span text:style-name="T6">O</text:span></text:p>
              </table:table-cell>
              <table:table-cell>
                <text:p text:style-name="P8"><text:span text:style-name="T6">X</text:span></text:p>
              </table:table-cell>
              <table:table-cell>
                <text:p text:style-name="P8"><text:span text:style-name="T6">X</text:span></text:p>
              </table:table-cell>
              <table:table-cell>
                <text:p text:style-name="P8"><text:span text:style-name="T6">O</text:span></text:p>
              </table:table-cell>
            </table:table-row>
            <table:table-row table:style-name="ro7" table:default-cell-style-name="ce1">
              <table:table-cell>
                <text:p text:style-name="P8"><text:span text:style-name="T6">verify-ca</text:span></text:p>
              </table:table-cell>
              <table:table-cell>
                <text:p text:style-name="P8"><text:span text:style-name="T6">O</text:span></text:p>
              </table:table-cell>
              <table:table-cell>
                <text:p text:style-name="P8"><text:span text:style-name="T6">O</text:span></text:p>
              </table:table-cell>
              <table:table-cell>
                <text:p text:style-name="P8"><text:span text:style-name="T6">X</text:span></text:p>
              </table:table-cell>
              <table:table-cell>
                <text:p text:style-name="P8"><text:span text:style-name="T6">O</text:span></text:p>
              </table:table-cell>
            </table:table-row>
            <table:table-row table:style-name="ro7" table:default-cell-style-name="ce1">
              <table:table-cell>
                <text:p text:style-name="P8"><text:span text:style-name="T6">verify-full</text:span></text:p>
              </table:table-cell>
              <table:table-cell>
                <text:p text:style-name="P8"><text:span text:style-name="T6">O</text:span></text:p>
              </table:table-cell>
              <table:table-cell>
                <text:p text:style-name="P8"><text:span text:style-name="T6">O</text:span></text:p>
              </table:table-cell>
              <table:table-cell>
                <text:p text:style-name="P8"><text:span text:style-name="T6">X</text:span></text:p>
              </table:table-cell>
              <table:table-cell>
                <text:p text:style-name="P8"><text:span text:style-name="T6">O</text:span></text:p>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26" presentation:class="page"/>
          <draw:frame presentation:style-name="pr5" draw:text-style-name="P3" draw:layer="layout" svg:width="17.271cm" svg:height="19.676cm" svg:x="2.159cm" svg:y="13.271cm" presentation:class="notes" presentation:user-transformed="true">
            <draw:text-box>
              <text:p><text:span text:style-name="T8"><text:a xlink:href="https://www.postgresql.org/docs/devel/static/libpq-ssl.html#LIBPQ-SSL-PROTECTION" xlink:type="simple">https://www.postgresql.org/docs/devel/static/libpq-ssl.html#LIBPQ-SSL-PROTECTION</text:a></text:span></text:p>
              <text:p><text:span text:style-name="T8"/></text:p>
              <text:p><text:span text:style-name="T8">Eavesdropping</text:span></text:p>
              <text:p><text:span text:style-name="T8"/></text:p>
              <text:p><text:span text:style-name="T8"><text:s text:c="4"/></text:span><text:span text:style-name="T8">If a third party can examine the network traffic between the client and the server, it can read both connection information (including the user name and password) and the data that is passed. SSL uses encryption to prevent this.</text:span></text:p>
              <text:p><text:span text:style-name="T8"/></text:p>
              <text:p><text:span text:style-name="T8">Man in the middle (MITM)</text:span></text:p>
              <text:p><text:span text:style-name="T8"/></text:p>
              <text:p><text:span text:style-name="T8"><text:s text:c="4"/></text:span><text:span text:style-name="T8">If a third party can modify the data while passing between the client and server, it can pretend to be the server and therefore see and modify data even if it is encrypted. The third party can then forward the connection information and data to the original server, making it impossible to detect this attack. Common vectors to do this include DNS poisoning and address hijacking, whereby the client is directed to a different server than intended. There are also several other attack methods that can accomplish this. SSL uses certificate verification to prevent this, by authenticating the server to the client.</text:span></text:p>
              <text:p><text:span text:style-name="T8"/></text:p>
            </draw:text-box>
          </draw:frame>
        </presentation:notes>
      </draw:page>
      <draw:page draw:name="page27" draw:style-name="dp1" draw:master-page-name="Default" presentation:presentation-page-layout-name="AL2T1">
        <draw:frame presentation:style-name="pr3" draw:layer="layout" svg:width="25.199cm" svg:height="2.629cm" svg:x="1.4cm" svg:y="0.628cm" presentation:class="title">
          <draw:text-box>
            <text:p>Authentication tests</text:p>
          </draw:text-box>
        </draw:frame>
        <draw:frame presentation:style-name="pr4" draw:layer="layout" svg:width="25.199cm" svg:height="9.134cm" svg:x="1.4cm" svg:y="3.685cm" presentation:class="outline">
          <draw:text-box>
            <text:list text:style-name="L2">
              <text:list-item>
                <text:p>src/test/</text:p>
                <text:list>
                  <text:list-item>
                    <text:p text:style-name="P2">authentication/, hba and SCRAM (SASLprep)</text:p>
                  </text:list-item>
                  <text:list-item>
                    <text:p>kerberos/</text:p>
                  </text:list-item>
                  <text:list-item>
                    <text:p>ldap/</text:p>
                  </text:list-item>
                  <text:list-item>
                    <text:p>ssl/, certificates and channel binding</text:p>
                  </text:list-item>
                </text:list>
              </text:list-item>
              <text:list-item>
                <text:p>PG_TEST_EXTRA</text:p>
              </text:list-item>
              <text:list-item>
                <text:p>PROVE_TESTS</text:p>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presentation:style-name="pr6" draw:text-style-name="P10" draw:layer="layout" svg:width="25.199cm" svg:height="10.279cm" svg:x="1.4cm" svg:y="2.54cm" presentation:class="subtitle" presentation:user-transformed="true">
          <draw:text-box>
            <text:p><text:span text:style-name="T9">Questions?</text:span></text:p>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9T14:02:17.267355610</meta:creation-date>
    <dc:date>2018-05-30T12:02:27.656940243</dc:date>
    <meta:editing-duration>PT5H57M18S</meta:editing-duration>
    <meta:editing-cycles>130</meta:editing-cycles>
    <meta:generator>LibreOffice/6.0.4.2$Linux_X86_64 LibreOffice_project/00m0$Build-2</meta:generator>
    <meta:document-statistic meta:object-count="136"/>
  </office:meta>
</office:document-meta>
</file>